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/>
      <style:text-properties style:font-name="Caladea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adea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aladea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ladea" fo:font-size="12pt" style:font-size-asian="12pt" style:font-size-complex="12pt"/>
    </style:style>
    <style:style style:name="P5" style:family="paragraph" style:parent-style-name="Heading_20_2">
      <style:paragraph-properties fo:margin-left="0cm" fo:margin-right="0cm" fo:line-height="130%" fo:text-align="justify" style:justify-single-word="false" fo:orphans="2" fo:widows="2" fo:text-indent="0cm" style:auto-text-indent="false" fo:padding="0cm" fo:border="none" style:shadow="none" style:writing-mode="lr-tb"/>
      <style:text-properties fo:color="#000000" loext:opacity="100%" style:text-position="0% 100%" style:font-name="Caladea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3">
      <style:paragraph-properties fo:margin-left="0cm" fo:margin-right="0cm" fo:line-height="130%" fo:text-align="justify" style:justify-single-word="false" fo:text-indent="0cm" style:auto-text-indent="false"/>
      <style:text-properties fo:color="#000000" loext:opacity="100%" style:text-position="0% 100%" style:font-name="Caladea" fo:font-size="12pt" fo:font-weight="bold" style:font-size-asian="12pt" style:font-weight-asian="bold" style:font-size-complex="12pt" style:font-weight-complex="bold"/>
    </style:style>
    <style:style style:name="P7" style:family="paragraph" style:parent-style-name="Heading_20_3">
      <style:paragraph-properties fo:margin-left="0cm" fo:margin-right="0cm" fo:line-height="130%" fo:text-align="justify" style:justify-single-word="false" fo:text-indent="0cm" style:auto-text-indent="false"/>
      <style:text-properties fo:color="#000000" loext:opacity="100%" style:font-name="Caladea"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3">
      <style:paragraph-properties fo:margin-left="0cm" fo:margin-right="0cm" fo:line-height="130%" fo:text-align="justify" style:justify-single-word="false" fo:text-indent="0cm" style:auto-text-indent="false"/>
      <style:text-properties style:use-window-font-color="true" loext:opacity="0%" style:text-position="0% 100%" style:font-name="Calade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/>
      <style:text-properties fo:color="#000000" loext:opacity="100%" style:font-name="Caladea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shadow="none"/>
      <style:text-properties fo:color="#000000" loext:opacity="100%" style:font-name="Caladea" fo:font-size="12pt" style:font-name-asian="Times New Roman1" style:font-size-asian="12pt" style:font-name-complex="Times New Roman1" style:font-size-complex="12pt"/>
    </style:style>
    <style:style style:name="P11" style:family="paragraph" style:parent-style-name="Heading_20_1">
      <style:paragraph-properties fo:margin-left="0cm" fo:margin-right="0cm" fo:line-height="130%" fo:text-align="justify" style:justify-single-word="false" fo:text-indent="0cm" style:auto-text-indent="false" fo:padding="0cm" fo:border="none" style:shadow="none"/>
      <style:text-properties fo:color="#000000" loext:opacity="100%" style:font-name="Caladea" fo:font-size="14pt" fo:font-weight="bold" officeooo:rsid="00157501" officeooo:paragraph-rsid="00157501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Heading_20_1">
      <style:paragraph-properties fo:margin-left="0cm" fo:margin-right="0cm" fo:line-height="130%" fo:text-align="justify" style:justify-single-word="false" fo:text-indent="0cm" style:auto-text-indent="false" fo:padding="0cm" fo:border="none" style:shadow="none"/>
      <style:text-properties fo:color="#000000" loext:opacity="100%" style:font-name="Caladea" fo:font-size="12pt" fo:font-weight="bold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Heading_20_2">
      <style:paragraph-properties fo:margin-left="0cm" fo:margin-right="0cm" fo:line-height="130%" fo:text-align="justify" style:justify-single-word="false" fo:text-indent="0cm" style:auto-text-indent="false" fo:padding="0cm" fo:border="none" style:shadow="none"/>
      <style:text-properties fo:color="#000000" loext:opacity="100%" style:font-name="Caladea" fo:font-size="12pt" fo:font-weight="bold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color="#000000" loext:opacity="100%" style:font-name-asian="Times New Roman1" style:font-name-complex="Times New Roman1"/>
    </style:style>
    <style:style style:name="T2" style:family="text">
      <style:text-properties fo:color="#000000" loext:opacity="100%" officeooo:rsid="0015bb3c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IBSEC - DevSecOPps</text:h>
      <text:h text:style-name="P11" text:outline-level="1">Aluno: Karina Loria Meira Nasciemnto</text:h>
      <text:h text:style-name="P12" text:outline-level="1">Relatório de Análise de Pipeline DevSecOps</text:h>
      <text:h text:style-name="P13" text:outline-level="2">1. Introdução</text:h>
      <text:p text:style-name="P9">Este relatório apresenta uma análise do fluxo de trabalho de integração, entrega e implantação contínua (CI/CD) com foco em segurança, batizado de “Pipeline Seguro Essencial”. O pipeline foi concebido para operar integralmente na plataforma Microsoft Azure Cloud, aproveitando os serviços nativos de nuvem e a infraestrutura escalável que o ambiente oferece. A escolha da Azure se justifica pela sua robusta oferta de serviços gerenciados de segurança, conformidade regulatória e integração nativa com ferramentas de DevOps, além de sua presença global e capacidade de suportar cargas de trabalho críticas em ambientes híbridos e multi-nuvem.</text:p>
      <text:p text:style-name="P9">O contexto de implementação considera organizações que buscam acelerar a entrega de software sem comprometer a segurança, operando em ambientes regulados ou com requisitos rigorosos de governança. Nesse cenário, a adoção de práticas DevSecOps torna-se imperativa para garantir que vulnerabilidades sejam identificadas e corrigidas precocemente, reduzindo custos de remediação e minimizando a superfície de ataque. O pipeline utiliza serviços como Azure Repos para versionamento, Azure Container Registry (ACR) para armazenamento seguro de imagens, Azure Kubernetes Service (AKS) ou Azure App Service para orquestração e hospedagem, Azure Key Vault para gerenciamento de segredos, e Azure Monitor para observabilidade e resposta a incidentes.</text:p>
      <text:p text:style-name="P9">O objetivo deste relatório é documentar e justificar a estrutura do pipeline, as ferramentas selecionadas em cada etapa e avaliar sua conformidade com as melhores práticas de DevSecOps, utilizando como referência um modelo de maturidade do setor [1]. A análise visa fornecer uma visão clara da robustez do fluxo e de sua capacidade de mitigar riscos de segurança desde as fases iniciais do desenvolvimento até a produção, considerando as especificidades e vantagens do ecossistema Azure.</text:p>
      <text:h text:style-name="P13" text:outline-level="2">2. Visão Geral do “Pipeline Seguro Essencial”</text:h>
      <text:p text:style-name="P9">O “Pipeline Seguro Essencial” foi desenhado para integrar a segurança de forma contínua e automatizada em todo o ciclo de vida de desenvolvimento de software (SDLC). A sua estrutura é dividida em fases distintas, cada uma com ferramentas específicas para garantir a segurança e a qualidade do código e da infraestrutura.</text:p>
      <text:p text:style-name="P1"><text:span text:style-name="T1"/></text:p>
      <text:p text:style-name="P1"><text:soft-page-break/><text:span text:style-name="T1">O fluxo se inicia no planejamento e design, passando pelo desenvolvimento e versionamento, onde o código é escrito e armazenado. Em seguida, o pipeline de CI/CD é acionado, executando uma série de validações de segurança, como análise de segredos, composição de software (SCA), análise estática (SAST) e varredura de contêineres. Após a aprovação, a imagem da aplicação é construída e enviada para um registro seguro. A fase de implantação distribui a aplicação para os ambientes, onde testes de segurança em tempo de execução (DAST, análise de configuração e outros) são realizados. Finalmente, o ambiente de produção é continuamente monitorado para identificar e responder a ameaças em tempo real, com um ciclo de feedback que alimenta o processo de planejamento.</text:span></text:p>
      <text:h text:style-name="P13" text:outline-level="2">3. Justificativa das Ferramentas e Etapas</text:h>
      <text:p text:style-name="P1"><text:span text:style-name="T1">A seleção de ferramentas em cada etapa do “Pipeline Seguro Essencial” foi baseada na sua eficácia, popularidade na comunidade de código aberto e capacidade de integração. </text:span><text:span text:style-name="T2">A</text:span><text:span text:style-name="T1">baixo detalha cada fase e a justificativa para a ferramenta escolhida.</text:span></text:p>
      <text:h text:style-name="P5" text:outline-level="2">3.1. Planejamento e Design</text:h>
      <text:p text:style-name="P2">Na fase inicial, o Jira foi escolhido como ferramenta de gestão ágil de projetos por ser uma solução consolidada no mercado, permitindo o registro e rastreamento de tarefas, histórias de usuário e bugs. Sua integração com ferramentas de CI/CD facilita a criação de um ciclo de feedback contínuo, onde vulnerabilidades identificadas podem ser automaticamente convertidas em tarefas de correção, garantindo rastreabilidade e accountability.</text:p>
      <text:h text:style-name="P8" text:outline-level="3">3.2. Desenvolvimento e Versionamento</text:h>
      <text:p text:style-name="P2">Para o controle de versão, o pipeline suporta GitHub, GitLab ou Azure Repos, todas plataformas líderes de mercado que oferecem recursos robustos de colaboração, revisão de código através de pull requests ou merge requests, e integração nativa com pipelines de CI/CD. A escolha do Azure Repos é particularmente vantajosa em ambientes já consolidados na Azure, proporcionando integração perfeita com Azure DevOps e outros serviços da plataforma.</text:p>
      <text:h text:style-name="P6" text:outline-level="3">3.3. Pipeline de CI/CD - Análises de Segurança</text:h>
      <text:p text:style-name="P3">O pipeline de integração e entrega contínua incorpora múltiplas camadas de análise de segurança. O Gitleaks foi selecionado para varredura de segredos por ser especializado na detecção de credenciais sensíveis (senhas, tokens, chaves de API) diretamente no código-fonte, prevenindo exposições acidentais. Sua leveza e facilidade de integração o tornam ideal para execução em cada commit.</text:p>
      <text:p text:style-name="P3">Para a análise de composição de software (SCA), a combinação Syft e Grype gera um inventário completo de todas as dependências (SBOM - Software Bill of Materials) e identifica vulnerabilidades conhecidas nesses componentes. Essa abordagem é fundamental para mitigar riscos associados a bibliotecas de terceiros, que representam uma superfície de ataque significativa em aplicações modernas.</text:p>
      <text:p text:style-name="P3"><text:soft-page-break/>A análise estática de código (SAST) é realizada pelo SonarQube, uma plataforma robusta que identifica bugs, code smells e vulnerabilidades de segurança com suporte a múltiplas linguagens de programação. Sua capacidade de fornecer métricas de qualidade e segurança ao longo do tempo permite acompanhar a evolução da dívida técnica e da postura de segurança do código.</text:p>
      <text:p text:style-name="P2">Antes da construção da imagem, o Trivy realiza a varredura do Dockerfile, identificando pacotes vulneráveis e más práticas de configuração. Essa verificação antecipada reduz o retrabalho ao evitar que imagens inseguras sejam construídas e propagadas.</text:p>
      <text:h text:style-name="P7" text:outline-level="3">3.4. Construção e Armazenamento de Imagens</text:h>
      <text:p text:style-name="P2">A conteinerização é realizada com Docker, o padrão de fato da indústria. As imagens são armazenadas no Azure Container Registry (ACR) ou GitHub Container Registry (GHCR), registros privados que garantem a integridade, o controle de acesso baseado em identidade e a integração nativa com serviços de orquestração da Azure. O ACR oferece recursos adicionais como replicação geográfica e varredura integrada de vulnerabilidades.</text:p>
      <text:h text:style-name="P7" text:outline-level="3">3.5. Implantação</text:h>
      <text:p text:style-name="P2">A implantação é gerenciada pelo ArgoCD, uma ferramenta de GitOps para Kubernetes que automatiza a sincronização entre o estado desejado (definido no repositório Git) e o estado real do cluster. Essa abordagem declarativa garante rastreabilidade, facilita rollbacks e promove a consistência entre ambientes.</text:p>
      <text:h text:style-name="P7" text:outline-level="3">3.6. Testes de Segurança em Runtime</text:h>
      <text:p text:style-name="P3">Após a implantação, o OWASP ZAP executa testes dinâmicos de segurança (DAST), simulando ataques reais contra a aplicação em execução para identificar vulnerabilidades exploráveis que não são detectáveis por análise estática. Complementarmente, ferramentas como Kube-score ou Polaris analisam os manifestos do Kubernetes para garantir conformidade com as melhores práticas de segurança e resiliência.</text:p>
      <text:p text:style-name="P2">A assinatura digital de imagens é realizada com Cosign, garantindo autenticidade e integridade. Apenas imagens assinadas e verificadas são autorizadas a executar em produção, prevenindo a execução de artefatos comprometidos. O Trivy realiza uma validação final da imagem no ambiente de runtime, detectando vulnerabilidades que possam ter surgido desde o build.</text:p>
      <text:h text:style-name="P7" text:outline-level="3">3.7. Produção Segura</text:h>
      <text:p text:style-name="P2">No ambiente de produção, o HashiCorp Vault centraliza o gerenciamento de segredos, chaves de criptografia e certificados, integrando-se nativamente com o Azure Key Vault para redundância e conformidade. A proteção da aplicação contra ataques na camada de aplicação é realizada por um Web Application Firewall (WAF) e Azure Application Gateway, que filtram tráfego malicioso, mitigam ataques DDoS e implementam políticas de segurança de rede.</text:p>
      <text:h text:style-name="P7" text:outline-level="3"><text:soft-page-break/>3.8. Monitoramento e Feedback</text:h>
      <text:p text:style-name="P2">O ciclo se completa com o Azure Monitor e Grafana, que coletam métricas, logs e traces para monitorar a saúde e a segurança da aplicação em tempo real. Alertas são configurados para detectar anomalias e incidentes de segurança, gerando automaticamente tickets no Jira para investigação e correção, fechando o ciclo de melhoria contínua.</text:p>
      <text:p text:style-name="P1"/>
      <text:h text:style-name="P13" text:outline-level="2">4. Conclusão</text:h>
      <text:p text:style-name="P9">O “Pipeline Seguro Essencial” apresenta uma abordagem abrangente e robusta para a implementação de DevSecOps. A escolha de ferramentas de código aberto e padrões de mercado para cada etapa garante uma base sólida para a automação da segurança. O fluxo cobre os principais pilares do DevSecOps, desde a análise estática e de dependências até a segurança em tempo de execução e monitoramento contínuo.</text:p>
      <text:p text:style-name="P9">Comparado ao modelo de referência [1], o pipeline proposto demonstra um alto nível de maturidade, incluindo diferenciais importantes como a assinatura de contêineres com Cosign e a integração de testes de performance com JMeter. Como ponto de melhoria, sugere-se a implementação de uma plataforma de Gerenciamento Centralizado de Vulnerabilidades (como DefectDojo ou Archery) para agregar e correlacionar os resultados de todas as ferramentas de análise, otimizando a gestão e a priorização de correções.</text:p>
      <text:p text:style-name="P9">Em suma, o pipeline desenhado constitui uma excelente fundação para o desenvolvimento e a operação de aplicações seguras, sendo flexível para evoluir e incorporar novas ferramentas e processos conforme a necessidade.</text:p>
      <text:h text:style-name="P13" text:outline-level="2">5. Referências</text:h>
      <text:p text:style-name="P10">[1] Exemplo de Pipeline Seguro. Disponível em: https://drive.google.com/file/d/1t5QKubh5jgbE-yROv170vJ7dmU8rZTUt/view</text:p>
      <text:p text:style-name="P4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dc:date>2025-10-02T20:35:19.358255711</dc:date>
    <meta:generator>LibreOffice/24.2.7.2$Linux_X86_64 LibreOffice_project/420$Build-2</meta:generator>
    <meta:editing-duration>PT10M32S</meta:editing-duration>
    <meta:print-date>2025-10-02T20:45:44.805090039</meta:print-date>
    <meta:document-statistic meta:table-count="0" meta:image-count="0" meta:object-count="0" meta:page-count="4" meta:paragraph-count="38" meta:word-count="1377" meta:character-count="9445" meta:non-whitespace-character-count="8106"/>
    <meta:template xlink:type="simple" xlink:actuate="onRequest" xlink:title="Normal.dotm" xlink:href=""/>
  </office:meta>
</office:document-meta>
</file>